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ontserrat" fo:font-size="12pt" style:font-name-asian="Montserrat1" style:font-size-asian="12pt" style:font-name-complex="Montserrat1" style:font-size-complex="12pt"/>
    </style:style>
    <style:style style:name="P3" style:family="paragraph" style:parent-style-name="Standard">
      <style:paragraph-properties fo:line-height="100%"/>
      <style:text-properties style:font-name="Montserrat" fo:font-size="12pt" style:font-name-asian="Montserrat1" style:font-size-asian="12pt" style:font-name-complex="Montserrat1" style:font-size-complex="12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lasses</text:span></text:p>
      <text:p text:style-name="P1"><text:span text:style-name="T2">File - Image </text:span></text:p>
      <text:p text:style-name="P1"><text:span text:style-name="T2">User - Moderator</text:span></text:p>
      <text:p text:style-name="P1"><text:span text:style-name="T2">Post - FilePost </text:span></text:p>
      <text:p text:style-name="P1"><text:span text:style-name="T2">Thread</text:span>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1">File</text:span></text:p>
          </table:table-cell>
          <table:table-cell table:style-name="Table1.A1" office:value-type="string">
            <text:p text:style-name="P4"><text:span text:style-name="T1">Imag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État</text:span></text:p>
            <text:p text:style-name="P4"><text:span text:style-name="T2">name </text:span></text:p>
            <text:p text:style-name="P4"><text:span text:style-name="T2">Size </text:span></text:p>
            <text:p text:style-name="P3"/>
          </table:table-cell>
          <table:table-cell table:style-name="Table1.A1" office:value-type="string">
            <text:p text:style-name="P4"><text:span text:style-name="T1">État</text:span>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Comportement</text:span></text:p>
            <text:p text:style-name="P4"><text:span text:style-name="T2">display() </text:span></text:p>
          </table:table-cell>
          <table:table-cell table:style-name="Table1.A1" office:value-type="string">
            <text:p text:style-name="P4"><text:span text:style-name="T1">Comportement</text:span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"><text:span text:style-name="T1">User</text:span></text:p>
          </table:table-cell>
          <table:table-cell table:style-name="Table2.A1" office:value-type="string">
            <text:p text:style-name="P4"><text:span text:style-name="T1">Moderator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">État</text:span></text:p>
            <text:p text:style-name="P4"><text:span text:style-name="T2">username</text:span></text:p>
            <text:p text:style-name="P4"><text:span text:style-name="T2">password</text:span></text:p>
          </table:table-cell>
          <table:table-cell table:style-name="Table2.A1" office:value-type="string">
            <text:p text:style-name="P4"><text:span text:style-name="T1">État</text:span>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<text:span text:style-name="T1">Comportement</text:span></text:p>
            <text:p text:style-name="P4"><text:span text:style-name="T2">login() </text:span></text:p>
            <text:p text:style-name="P4"><text:span text:style-name="T2">post(thread, content)</text:span></text:p>
            <text:p text:style-name="P4"><text:span text:style-name="T2">make_thread(title, content) </text:span></text:p>
          </table:table-cell>
          <table:table-cell table:style-name="Table2.A1" office:value-type="string">
            <text:p text:style-name="P4"><text:span text:style-name="T1">Comportement</text:span></text:p>
            <text:p text:style-name="P4"><text:span text:style-name="T2">edit(post, content)</text:span></text:p>
            <text:p text:style-name="P4"><text:span text:style-name="T2">delete(thread, post)</text:span>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"><text:span text:style-name="T1">Post</text:span></text:p>
          </table:table-cell>
          <table:table-cell table:style-name="Table3.A1" office:value-type="string">
            <text:p text:style-name="P4"><text:span text:style-name="T1">FilePost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État</text:span></text:p>
            <text:p text:style-name="P4"><text:span text:style-name="T2">user</text:span></text:p>
            <text:p text:style-name="P4"><text:span text:style-name="T2">time_posted</text:span></text:p>
            <text:p text:style-name="P4"><text:span text:style-name="T2">content</text:span></text:p>
          </table:table-cell>
          <table:table-cell table:style-name="Table3.A1" office:value-type="string">
            <text:p text:style-name="P4"><text:span text:style-name="T1">État</text:span></text:p>
            <text:p text:style-name="P4"><text:span text:style-name="T2">file 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Comportement</text:span></text:p>
            <text:p text:style-name="P4"><text:span text:style-name="T2">display()</text:span></text:p>
          </table:table-cell>
          <table:table-cell table:style-name="Table3.A1" office:value-type="string">
            <text:p text:style-name="P4"><text:span text:style-name="T1">Comportement</text:span>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">Thread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État</text:span></text:p>
            <text:p text:style-name="P4"><text:span text:style-name="T2">title </text:span></text:p>
            <text:p text:style-name="P4"><text:span text:style-name="T2">time_posted</text:span></text:p>
            <text:p text:style-name="P4"><text:span text:style-name="T2">posts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Comportement</text:span></text:p>
            <text:p text:style-name="P4"><text:span text:style-name="T2">display()</text:span></text:p>
            <text:p text:style-name="P4"><text:span text:style-name="T2">add_post(post)</text:span></text:p>
          </table:table-cell>
        </table:table-row>
      </table:table>
      <text:p text:style-name="Heading_20_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46" meta:word-count="56" meta:character-count="423" meta:non-whitespace-character-count="404"/>
    <meta:generator>LibreOfficeDev/6.0.5.2$Linux_X86_64 LibreOffice_project/</meta:generator>
  </office:meta>
</office:document-meta>
</file>